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19.001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style:writing-mode="pag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9.001cm" style:rel-column-width="65535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19.001cm" style:rel-column-width="65535*"/>
    </style:style>
    <style:style style:name="Tableau4.A1" style:family="table-cell">
      <style:table-cell-properties style:writing-mode="page"/>
    </style:style>
    <style:style style:name="P1" style:family="paragraph" style:parent-style-name="Standard">
      <style:text-properties officeooo:paragraph-rsid="000509f2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officeooo:rsid="00180d79" officeooo:paragraph-rsid="000509f2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180d79" officeooo:paragraph-rsid="000509f2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019f555" officeooo:paragraph-rsid="000509f2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2pt" officeooo:rsid="00180d79" officeooo:paragraph-rsid="000509f2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509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/></text:p>
      <table:table table:name="Tableau1" table:style-name="Tableau1">
        <table:table-column table:style-name="Tableau1.A"/>
        <table:table-row table:style-name="TableLine1954336702832">
          <table:table-cell table:style-name="Tableau1.A1" office:value-type="string">
            <text:p text:style-name="P2"/>
            <text:p text:style-name="P2"><text:span text:style-name="T3">1. </text:span>consigne :</text:p>
            <text:p text:style-name="P2">à partir d’une photo de toi prise de profil, réalise le dessin de la <text:span text:style-name="T2">silhouette </text:span><text:span text:style-name="T1">de</text:span><text:span text:style-name="T2"> </text:span><text:span text:style-name="T1">ton</text:span><text:span text:style-name="T2"> </text:span><text:span text:style-name="T1">visage.</text:span></text:p>
            <text:p text:style-name="P2"><text:span text:style-name="T1"/></text:p>
            <text:p text:style-name="P3"><text:span text:style-name="T1">Tu as ainsi réalisé ton </text:span><text:span text:style-name="T2">portrait anonyme</text:span><text:span text:style-name="T1"> (c’est ton visage, mais on ne peut pas te reconnaître facilement).</text:span></text:p>
            <text:p text:style-name="P3"><text:span text:style-name="T1"/></text:p>
          </table:table-cell>
        </table:table-row>
        <table:table-row table:style-name="TableLine1954336702832">
          <table:table-cell table:style-name="Tableau1.A1" office:value-type="string">
            <text:p text:style-name="P5"/>
            <text:p text:style-name="P5"><text:span text:style-name="T3">2. </text:span>consigne :</text:p>
            <text:p text:style-name="P4">Tu vas compléter ta silhouette, avec des éléments découpés, qui te représentent (=ce que tu aimes, tes passions, le métier que tu veux faire plus tard, etc..)</text:p>
            <text:p text:style-name="P4"/>
            <text:p text:style-name="P4"><text:span text:style-name="T1">Ton </text:span><text:span text:style-name="T2">portrait</text:span><text:span text:style-name="T1"> anonyme devient </text:span><text:span text:style-name="T2">tout toi</text:span><text:span text:style-name="T1">, c’est à dire qu’il te représente bien !</text:span></text:p>
            <text:p text:style-name="P4"><text:span text:style-name="T1"/></text:p>
          </table:table-cell>
        </table:table-row>
      </table:table>
      <text:p text:style-name="P4"><text:span text:style-name="T1"/></text:p>
      <table:table table:name="Tableau2" table:style-name="Tableau2">
        <table:table-column table:style-name="Tableau2.A"/>
        <table:table-row table:style-name="TableLine1953954518112">
          <table:table-cell table:style-name="Tableau2.A1" office:value-type="string">
            <text:p text:style-name="P2"/>
            <text:p text:style-name="P2"><text:span text:style-name="T3">1. </text:span>consigne :</text:p>
            <text:p text:style-name="P2">à partir d’une photo de toi prise de profil, réalise le dessin de la <text:span text:style-name="T2">silhouette </text:span><text:span text:style-name="T1">de</text:span><text:span text:style-name="T2"> </text:span><text:span text:style-name="T1">ton</text:span><text:span text:style-name="T2"> </text:span><text:span text:style-name="T1">visage.</text:span></text:p>
            <text:p text:style-name="P2"><text:span text:style-name="T1"/></text:p>
            <text:p text:style-name="P3"><text:span text:style-name="T1">Tu as ainsi réalisé ton </text:span><text:span text:style-name="T2">portrait anonyme</text:span><text:span text:style-name="T1"> (c’est ton visage, mais on ne peut pas te reconnaître facilement).</text:span></text:p>
            <text:p text:style-name="P3"><text:span text:style-name="T1"/></text:p>
          </table:table-cell>
        </table:table-row>
        <table:table-row table:style-name="TableLine1953954518112">
          <table:table-cell table:style-name="Tableau2.A1" office:value-type="string">
            <text:p text:style-name="P5"/>
            <text:p text:style-name="P5"><text:span text:style-name="T3">2. </text:span>consigne :</text:p>
            <text:p text:style-name="P4">Tu vas compléter ta silhouette, avec des éléments découpés, qui te représentent (=ce que tu aimes, tes passions, le métier que tu veux faire plus tard, etc..)</text:p>
            <text:p text:style-name="P4"/>
            <text:p text:style-name="P4"><text:span text:style-name="T1">Ton </text:span><text:span text:style-name="T2">portrait</text:span><text:span text:style-name="T1"> anonyme devient </text:span><text:span text:style-name="T2">tout toi</text:span><text:span text:style-name="T1">, c’est à dire qu’il te représente bien !</text:span></text:p>
            <text:p text:style-name="P4"><text:span text:style-name="T1"/></text:p>
          </table:table-cell>
        </table:table-row>
      </table:table>
      <text:p text:style-name="P1"/>
      <table:table table:name="Tableau3" table:style-name="Tableau3">
        <table:table-column table:style-name="Tableau3.A"/>
        <table:table-row table:style-name="TableLine1953954532256">
          <table:table-cell table:style-name="Tableau3.A1" office:value-type="string">
            <text:p text:style-name="P2"/>
            <text:p text:style-name="P2"><text:span text:style-name="T3">1. </text:span>consigne :</text:p>
            <text:p text:style-name="P2">à partir d’une photo de toi prise de profil, réalise le dessin de la <text:span text:style-name="T2">silhouette </text:span><text:span text:style-name="T1">de</text:span><text:span text:style-name="T2"> </text:span><text:span text:style-name="T1">ton</text:span><text:span text:style-name="T2"> </text:span><text:span text:style-name="T1">visage.</text:span></text:p>
            <text:p text:style-name="P2"><text:span text:style-name="T1"/></text:p>
            <text:p text:style-name="P3"><text:span text:style-name="T1">Tu as ainsi réalisé ton </text:span><text:span text:style-name="T2">portrait anonyme</text:span><text:span text:style-name="T1"> (c’est ton visage, mais on ne peut pas te reconnaître facilement).</text:span></text:p>
            <text:p text:style-name="P3"><text:span text:style-name="T1"/></text:p>
          </table:table-cell>
        </table:table-row>
        <table:table-row table:style-name="TableLine1953954532256">
          <table:table-cell table:style-name="Tableau3.A1" office:value-type="string">
            <text:p text:style-name="P5"/>
            <text:p text:style-name="P5"><text:span text:style-name="T3">2. </text:span>consigne :</text:p>
            <text:p text:style-name="P4">Tu vas compléter ta silhouette, avec des éléments découpés, qui te représentent (=ce que tu aimes, tes passions, le métier que tu veux faire plus tard, etc..)</text:p>
            <text:p text:style-name="P4"/>
            <text:p text:style-name="P4"><text:span text:style-name="T1">Ton </text:span><text:span text:style-name="T2">portrait</text:span><text:span text:style-name="T1"> anonyme devient </text:span><text:span text:style-name="T2">tout toi</text:span><text:span text:style-name="T1">, c’est à dire qu’il te représente bien !</text:span></text:p>
            <text:p text:style-name="P4"><text:span text:style-name="T1"/></text:p>
          </table:table-cell>
        </table:table-row>
      </table:table>
      <text:p text:style-name="P1"/>
      <table:table table:name="Tableau4" table:style-name="Tableau4">
        <table:table-column table:style-name="Tableau4.A"/>
        <table:table-row table:style-name="TableLine1953954528720">
          <table:table-cell table:style-name="Tableau4.A1" office:value-type="string">
            <text:p text:style-name="P2"/>
            <text:p text:style-name="P2"><text:span text:style-name="T3">1. </text:span>consigne :</text:p>
            <text:p text:style-name="P2">à partir d’une photo de toi prise de profil, réalise le dessin de la <text:span text:style-name="T2">silhouette </text:span><text:span text:style-name="T1">de</text:span><text:span text:style-name="T2"> </text:span><text:span text:style-name="T1">ton</text:span><text:span text:style-name="T2"> </text:span><text:span text:style-name="T1">visage.</text:span></text:p>
            <text:p text:style-name="P2"><text:span text:style-name="T1"/></text:p>
            <text:p text:style-name="P3"><text:span text:style-name="T1">Tu as ainsi réalisé ton </text:span><text:span text:style-name="T2">portrait anonyme</text:span><text:span text:style-name="T1"> (c’est ton visage, mais on ne peut pas te reconnaître facilement).</text:span></text:p>
            <text:p text:style-name="P3"><text:span text:style-name="T1"/></text:p>
          </table:table-cell>
        </table:table-row>
        <table:table-row table:style-name="TableLine1953954528720">
          <table:table-cell table:style-name="Tableau4.A1" office:value-type="string">
            <text:p text:style-name="P5"/>
            <text:p text:style-name="P5"><text:span text:style-name="T3">2. </text:span>consigne :</text:p>
            <text:p text:style-name="P4">Tu vas compléter ta silhouette, avec des éléments découpés, qui te représentent (=ce que tu aimes, tes passions, le métier que tu veux faire plus tard, etc..)</text:p>
            <text:p text:style-name="P4"/>
            <text:p text:style-name="P4"><text:span text:style-name="T1">Ton </text:span><text:span text:style-name="T2">portrait</text:span><text:span text:style-name="T1"> anonyme devient </text:span><text:span text:style-name="T2">tout toi</text:span><text:span text:style-name="T1">, c’est à dire qu’il te représente bien !</text:span></text:p>
            <text:p text:style-name="P4"><text:span text:style-name="T1"/>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7T11:17:59.716000000</meta:creation-date>
    <dc:date>2022-11-07T11:20:24.538000000</dc:date>
    <meta:editing-duration>PT2M25S</meta:editing-duration>
    <meta:editing-cycles>1</meta:editing-cycles>
    <meta:document-statistic meta:table-count="4" meta:image-count="0" meta:object-count="0" meta:page-count="2" meta:paragraph-count="24" meta:word-count="332" meta:character-count="1852" meta:non-whitespace-character-count="1544"/>
    <meta:generator>LibreOffice/7.1.5.2$Windows_X86_64 LibreOffice_project/85f04e9f809797b8199d13c421bd8a2b025d52b5</meta:generator>
  </office:meta>
</office:document-meta>
</file>